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E0000007DEA9085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x="0.055cm" svg:y="0cm" svg:width="5.782cm" svg:height="2.177cm" draw:z-index="0"><draw:image xlink:href="Pictures/100000000000014E0000007DEA90858B.png" xlink:type="simple" xlink:show="embed" xlink:actuate="onLoad"/></draw:frame>Fiche d'investigation de fonctionnalité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phelie Francart</meta:initial-creator>
    <meta:creation-date>2021-09-30T10:40:58.30</meta:creation-date>
    <meta:document-statistic meta:table-count="0" meta:image-count="1" meta:object-count="0" meta:page-count="1" meta:paragraph-count="1" meta:word-count="4" meta:character-count="39"/>
    <dc:date>2021-09-30T13:16:37.57</dc:date>
    <dc:creator>Ophelie Francart</dc:creator>
    <meta:editing-duration>PT2H20M26S</meta:editing-duration>
    <meta:editing-cycles>1</meta:editing-cycles>
    <meta:generator>OpenOffice/4.1.10$Win32 OpenOffice.org_project/4110m2$Build-9807</meta:generator>
  </office:meta>
</office:document-meta>
</file>